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leranc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inal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C3]*(1-[.C2]/100)" office:value-type="float" office:value="209" calcext:value-type="float">
            <text:p>209</text:p>
          </table:table-cell>
          <table:table-cell table:formula="of:=[.C3]*(1+[.C2]/100)"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o a V</text:p>
          </table:table-cell>
          <table:table-cell office:value-type="float" office:value="5" calcext:value-type="float">
            <text:p>5</text:p>
          </table:table-cell>
          <table:table-cell table:formula="of:=[.B4]/[.C3]" office:value-type="float" office:value="0.0227272727272727" calcext:value-type="float">
            <text:p>0,022727272727273</text:p>
          </table:table-cell>
          <table:table-cell table:formula="of:=[.B4]/[.D3]" office:value-type="float" office:value="0.0239234449760766" calcext:value-type="float">
            <text:p>0,023923444976077</text:p>
          </table:table-cell>
          <table:table-cell table:formula="of:=[.B4]/[.E3]" office:value-type="float" office:value="0.0216450216450216" calcext:value-type="float">
            <text:p>0,0216450216450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/[.H4]" office:value-type="float" office:value="0.0625" calcext:value-type="float">
            <text:p>0,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o a V</text:p>
          </table:table-cell>
          <table:table-cell office:value-type="float" office:value="12" calcext:value-type="float">
            <text:p>12</text:p>
          </table:table-cell>
          <table:table-cell table:formula="of:=[.B5]/[.C3]" office:value-type="float" office:value="0.0545454545454545" calcext:value-type="float">
            <text:p>0,054545454545455</text:p>
          </table:table-cell>
          <table:table-cell table:formula="of:=[.B5]/[.D3]" office:value-type="float" office:value="0.0574162679425837" calcext:value-type="float">
            <text:p>0,057416267942584</text:p>
          </table:table-cell>
          <table:table-cell table:formula="of:=[.B5]/[.E3]" office:value-type="float" office:value="0.051948051948052" calcext:value-type="float">
            <text:p>0,051948051948052</text:p>
          </table:table-cell>
          <table:table-cell office:value-type="string" calcext:value-type="string">
            <text:p>QUEMADOS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/[.H5]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p V</text:p>
          </table:table-cell>
          <table:table-cell office:value-type="float" office:value="12" calcext:value-type="float">
            <text:p>12</text:p>
          </table:table-cell>
          <table:table-cell table:formula="of:=[.B6]/[.C4]" office:value-type="float" office:value="528" calcext:value-type="float">
            <text:p>528</text:p>
          </table:table-cell>
          <table:table-cell table:formula="of:=[.B6]/[.D4]" office:value-type="float" office:value="501.6" calcext:value-type="float">
            <text:p>501,6</text:p>
          </table:table-cell>
          <table:table-cell table:formula="of:=[.B6]/[.E4]" office:value-type="float" office:value="554.4" calcext:value-type="float">
            <text:p>554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/[.H6]" office:value-type="float" office:value="0.125" calcext:value-type="float">
            <text:p>0,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-[.C3]" office:value-type="float" office:value="308" calcext:value-type="float">
            <text:p>308</text:p>
          </table:table-cell>
          <table:table-cell table:formula="of:=[.D6]-[.D3]" office:value-type="float" office:value="292.6" calcext:value-type="float">
            <text:p>292,6</text:p>
          </table:table-cell>
          <table:table-cell table:formula="of:=[.E6]-[.E3]" office:value-type="float" office:value="323.4" calcext:value-type="float">
            <text:p>323,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/[.H7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1/[.H8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1/[.H9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Tension</text:p>
          </table:table-cell>
          <table:table-cell table:formula="of:=12-1.15" office:value-type="float" office:value="10.85" calcext:value-type="float">
            <text:p>10,85</text:p>
          </table:table-cell>
          <table:table-cell table:number-columns-repeated="3"/>
          <table:table-cell table:formula="of:=[.$B$13]/[.F12]" office:value-type="float" office:value="0.0519138755980861" calcext:value-type="float">
            <text:p>0,051913875598086</text:p>
          </table:table-cell>
          <table:table-cell table:formula="of:=[.F13]*[.$B$13]" office:value-type="float" office:value="0.563265550239234" calcext:value-type="float">
            <text:p>0,563265550239234</text:p>
          </table:table-cell>
          <table:table-cell table:formula="of:=[.$B$13]/[.H12]" office:value-type="float" office:value="0.0493181818181818" calcext:value-type="float">
            <text:p>0,049318181818182</text:p>
          </table:table-cell>
          <table:table-cell table:formula="of:=[.H13]*[.$B$13]" office:value-type="float" office:value="0.535102272727273" calcext:value-type="float">
            <text:p>0,535102272727273</text:p>
          </table:table-cell>
          <table:table-cell table:formula="of:=[.$B$13]/[.J12]" office:value-type="float" office:value="0.046969696969697" calcext:value-type="float">
            <text:p>0,046969696969697</text:p>
          </table:table-cell>
          <table:table-cell table:formula="of:=[.J13]*[.$B$13]" office:value-type="float" office:value="0.509621212121212" calcext:value-type="float">
            <text:p>0,509621212121212</text:p>
          </table:table-cell>
        </table:table-row>
        <table:table-row table:style-name="ro1">
          <table:table-cell office:value-type="string" calcext:value-type="string">
            <text:p>Tolerancia</text:p>
          </table:table-cell>
          <table:table-cell table:style-name="ce1" office:value-type="percentage" office:value="0.1" calcext:value-type="percentage">
            <text:p>10,00 %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Potenci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esistencia minima</text:p>
          </table:table-cell>
          <table:table-cell table:formula="of:=[.B16]-[.B14]*[.B16]" office:value-type="float" office:value="351" calcext:value-type="float">
            <text:p>351</text:p>
          </table:table-cell>
          <table:table-cell table:formula="of:=[.B13]/[.B15]" office:value-type="float" office:value="0.0309116809116809" calcext:value-type="float">
            <text:p>0,030911680911681</text:p>
          </table:table-cell>
          <table:table-cell table:formula="of:=[.C15]*[.B13]" office:value-type="float" office:value="0.335391737891738" calcext:value-type="float">
            <text:p>0,335391737891738</text:p>
          </table:table-cell>
          <table:table-cell/>
          <table:table-cell table:formula="of:=[.$B$13]/([.F$12]+[.$B15])" office:value-type="float" office:value="0.019375" calcext:value-type="float">
            <text:p>0,019375</text:p>
          </table:table-cell>
          <table:table-cell table:formula="of:=[.F15]*[.$B$13]" office:value-type="float" office:value="0.21021875" calcext:value-type="float">
            <text:p>0,21021875</text:p>
          </table:table-cell>
          <table:table-cell table:formula="of:=[.$B$13]/([.H$12]+[.$B15])" office:value-type="float" office:value="0.0190017513134851" calcext:value-type="float">
            <text:p>0,019001751313485</text:p>
          </table:table-cell>
          <table:table-cell table:formula="of:=[.H15]*[.$B$13]" office:value-type="float" office:value="0.206169001751313" calcext:value-type="float">
            <text:p>0,206169001751313</text:p>
          </table:table-cell>
          <table:table-cell table:formula="of:=[.$B$13]/([.J$12]+[.$B15])" office:value-type="float" office:value="0.0186426116838488" calcext:value-type="float">
            <text:p>0,018642611683849</text:p>
          </table:table-cell>
          <table:table-cell table:formula="of:=[.J15]*[.$B$13]" office:value-type="float" office:value="0.202272336769759" calcext:value-type="float">
            <text:p>0,202272336769759</text:p>
          </table:table-cell>
        </table:table-row>
        <table:table-row table:style-name="ro1">
          <table:table-cell office:value-type="string" calcext:value-type="string">
            <text:p>Resistencia nominal</text:p>
          </table:table-cell>
          <table:table-cell office:value-type="float" office:value="390" calcext:value-type="float">
            <text:p>390</text:p>
          </table:table-cell>
          <table:table-cell table:formula="of:=[.B13]/[.B16]" office:value-type="float" office:value="0.0278205128205128" calcext:value-type="float">
            <text:p>0,027820512820513</text:p>
          </table:table-cell>
          <table:table-cell table:formula="of:=[.C16]*[.B13]" office:value-type="float" office:value="0.301852564102564" calcext:value-type="float">
            <text:p>0,301852564102564</text:p>
          </table:table-cell>
          <table:table-cell/>
          <table:table-cell table:formula="of:=[.$B$13]/([.F$12]+[.$B16])" office:value-type="float" office:value="0.0181135225375626" calcext:value-type="float">
            <text:p>0,018113522537563</text:p>
          </table:table-cell>
          <table:table-cell table:formula="of:=[.F16]*[.$B$13]" office:value-type="float" office:value="0.196531719532554" calcext:value-type="float">
            <text:p>0,196531719532554</text:p>
          </table:table-cell>
          <table:table-cell table:formula="of:=[.$B$13]/([.H$12]+[.$B16])" office:value-type="float" office:value="0.0177868852459016" calcext:value-type="float">
            <text:p>0,017786885245902</text:p>
          </table:table-cell>
          <table:table-cell table:formula="of:=[.H16]*[.$B$13]" office:value-type="float" office:value="0.192987704918033" calcext:value-type="float">
            <text:p>0,192987704918033</text:p>
          </table:table-cell>
          <table:table-cell table:formula="of:=[.$B$13]/([.J$12]+[.$B16])" office:value-type="float" office:value="0.0174718196457327" calcext:value-type="float">
            <text:p>0,017471819645733</text:p>
          </table:table-cell>
          <table:table-cell table:formula="of:=[.J16]*[.$B$13]" office:value-type="float" office:value="0.1895692431562" calcext:value-type="float">
            <text:p>0,1895692431562</text:p>
          </table:table-cell>
        </table:table-row>
        <table:table-row table:style-name="ro1">
          <table:table-cell office:value-type="string" calcext:value-type="string">
            <text:p>Resistencia maxima</text:p>
          </table:table-cell>
          <table:table-cell table:formula="of:=[.B16]+[.B14]*[.B16]" office:value-type="float" office:value="429" calcext:value-type="float">
            <text:p>429</text:p>
          </table:table-cell>
          <table:table-cell table:formula="of:=[.B13]/[.B17]" office:value-type="float" office:value="0.0252913752913753" calcext:value-type="float">
            <text:p>0,025291375291375</text:p>
          </table:table-cell>
          <table:table-cell table:formula="of:=[.C17]*[.B13]" office:value-type="float" office:value="0.274411421911422" calcext:value-type="float">
            <text:p>0,274411421911422</text:p>
          </table:table-cell>
          <table:table-cell/>
          <table:table-cell table:formula="of:=[.$B$13]/([.F$12]+[.$B17])" office:value-type="float" office:value="0.0170062695924765" calcext:value-type="float">
            <text:p>0,017006269592477</text:p>
          </table:table-cell>
          <table:table-cell table:formula="of:=[.F17]*[.$B$13]" office:value-type="float" office:value="0.18451802507837" calcext:value-type="float">
            <text:p>0,18451802507837</text:p>
          </table:table-cell>
          <table:table-cell table:formula="of:=[.$B$13]/([.H$12]+[.$B17])" office:value-type="float" office:value="0.0167180277349769" calcext:value-type="float">
            <text:p>0,016718027734977</text:p>
          </table:table-cell>
          <table:table-cell table:formula="of:=[.H17]*[.$B$13]" office:value-type="float" office:value="0.181390600924499" calcext:value-type="float">
            <text:p>0,181390600924499</text:p>
          </table:table-cell>
          <table:table-cell table:formula="of:=[.$B$13]/([.J$12]+[.$B17])" office:value-type="float" office:value="0.0164393939393939" calcext:value-type="float">
            <text:p>0,016439393939394</text:p>
          </table:table-cell>
          <table:table-cell table:formula="of:=[.J17]*[.$B$13]" office:value-type="float" office:value="0.178367424242424" calcext:value-type="float">
            <text:p>0,178367424242424</text:p>
          </table:table-cell>
        </table:table-row>
        <table:table-row table:style-name="ro1">
          <table:table-cell table:number-columns-repeated="10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4:06:33.6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28:57.099000000</meta:creation-date>
    <dc:date>2019-01-12T19:33:17.563000000</dc:date>
    <meta:editing-duration>PT3H20M57S</meta:editing-duration>
    <meta:editing-cycles>13</meta:editing-cycles>
    <meta:generator>LibreOffice/6.1.3.2$Windows_X86_64 LibreOffice_project/86daf60bf00efa86ad547e59e09d6bb77c699acb</meta:generator>
    <meta:document-statistic meta:table-count="1" meta:cell-count="91" meta:object-count="0"/>
  </office:meta>
</office:document-meta>
</file>